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76a4" officeooo:paragraph-rsid="000176a4"/>
    </style:style>
    <style:style style:name="P2" style:family="paragraph" style:parent-style-name="Standard">
      <style:text-properties style:text-underline-style="none" fo:font-weight="normal" officeooo:rsid="000176a4" officeooo:paragraph-rsid="000176a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6da90" officeooo:paragraph-rsid="0006da90" style:font-weight-asian="normal" style:font-weight-complex="normal"/>
    </style:style>
    <style:style style:name="P4" style:family="paragraph" style:parent-style-name="Standard">
      <style:text-properties fo:font-size="15pt" style:text-underline-style="none" fo:font-weight="normal" officeooo:rsid="000176a4" officeooo:paragraph-rsid="000176a4" style:font-size-asian="15pt" style:font-weight-asian="normal" style:font-size-complex="15pt" style:font-weight-complex="normal"/>
    </style:style>
    <style:style style:name="P5" style:family="paragraph" style:parent-style-name="Text_20_body">
      <style:text-properties style:text-underline-style="none" fo:font-weight="normal" officeooo:rsid="000176a4" officeooo:paragraph-rsid="000176a4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073350" officeooo:paragraph-rsid="00073350" style:font-weight-asian="normal" style:font-weight-complex="normal"/>
    </style:style>
    <style:style style:name="P7" style:family="paragraph" style:parent-style-name="Heading_20_1">
      <style:text-properties style:text-underline-style="none" fo:font-weight="normal" officeooo:rsid="000176a4" officeooo:paragraph-rsid="000176a4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0176a4" officeooo:paragraph-rsid="000176a4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176a4" officeooo:paragraph-rsid="000176a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176a4" officeooo:paragraph-rsid="000176a4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176a4" officeooo:paragraph-rsid="000c7cd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2f47e"/>
    </style:style>
    <style:style style:name="T4" style:family="text">
      <style:text-properties officeooo:rsid="0006da90"/>
    </style:style>
    <style:style style:name="T5" style:family="text">
      <style:text-properties officeooo:rsid="000c7c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est une bibliothèque JavaScript libre pour faciliter la <text:span text:style-name="T1">création d'application web </text:span><text:span text:style-name="T2">monopage grace à :</text:span></text:p>
      <text:list xml:id="list1382293175694524002" text:style-name="L1">
        <text:list-item>
          <text:p text:style-name="P9">la création de composants dépendant d'un état</text:p>
        </text:list-item>
        <text:list-item>
          <text:p text:style-name="P9">générant une page (ou portion) HTML à chaque changement d'état</text:p>
        </text:list-item>
      </text:list>
      <text:p text:style-name="P2"/>
      <text:p text:style-name="P2">Comment gérer des propriétés et comment gérer les événements</text:p>
      <text:p text:style-name="P2"/>
      <text:p text:style-name="P2"/>
      <text:p text:style-name="P4">Create React apps with no build configuration.</text:p>
      <text:p text:style-name="P2"/>
      <text:p text:style-name="P3">1) initialiser le projet : </text:p>
      <text:p text:style-name="P8"/>
      <text:p text:style-name="P8">npx create-react-app my-app <text:s/><text:span text:style-name="T4">(=&gt; création d’un dossier avec node module public src package package.json )</text:span></text:p>
      <text:p text:style-name="P8">cd my-app</text:p>
      <text:p text:style-name="P8">npm start</text:p>
      <text:p text:style-name="P2"/>
      <text:p text:style-name="P2"/>
      <text:h text:style-name="P7" text:outline-level="1">Création du composant</text:h>
      <text:p text:style-name="P5"/>
      <text:p text:style-name="P6">Aller dans src app.js</text:p>
      <text:p text:style-name="P2"><text:span text:style-name="T3">C</text:span>réer une classe qui étend la classe <text:span text:style-name="Source_20_Text">React.Component </text:span></text:p>
      <text:p text:style-name="P2"><text:span text:style-name="Source_20_Text"/></text:p>
      <text:p text:style-name="P11"><text:span text:style-name="Source_20_Text"><text:span text:style-name="T5">repository sur le git : quête 000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36:49.005043401</meta:creation-date>
    <meta:editing-duration>PT7H31M8S</meta:editing-duration>
    <meta:editing-cycles>2</meta:editing-cycles>
    <meta:generator>LibreOffice/5.1.6.2$Linux_X86_64 LibreOffice_project/10m0$Build-2</meta:generator>
    <dc:date>2018-04-23T17:56:39.410070167</dc:date>
    <meta:document-statistic meta:table-count="0" meta:image-count="0" meta:object-count="0" meta:page-count="1" meta:paragraph-count="13" meta:word-count="97" meta:character-count="600" meta:non-whitespace-character-count="515"/>
  </office:meta>
</office:document-meta>
</file>